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e" svg:font-family="Calibr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alibre" fo:font-size="11pt" officeooo:rsid="000aaccf" officeooo:paragraph-rsid="000aaccf" style:font-size-asian="11pt" style:font-size-complex="11pt"/>
    </style:style>
    <style:style style:name="P2" style:family="paragraph" style:parent-style-name="Standard">
      <style:text-properties style:font-name="Calibre" fo:font-size="12pt" officeooo:rsid="000aaccf" officeooo:paragraph-rsid="000aaccf" style:font-size-asian="12pt" style:font-size-complex="12pt"/>
    </style:style>
    <style:style style:name="P3" style:family="paragraph" style:parent-style-name="Standard">
      <style:text-properties style:font-name="Calibre" fo:font-size="12pt" fo:font-weight="bold" officeooo:rsid="000aaccf" officeooo:paragraph-rsid="000aaccf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orghum</text:h>
      <text:p text:style-name="P1"/>
      <text:p text:style-name="P2"><text:span text:style-name="T1">Notes</text:span> </text:p>
      <text:p text:style-name="P2"/>
      <text:p text:style-name="P2">Based on parameters from Pagés model (Pagés et al. 2004) for Sorghum plant, and were translated to Rootbox parameters by Daniel Leitner and Marcel Bachmann in 2013 (unpublished). </text:p>
      <text:p text:style-name="P2"/>
      <text:p text:style-name="P2"/>
      <text:p text:style-name="P3">References</text:p>
      <text:p text:style-name="P2"/>
      <text:p text:style-name="P2">Pagès, L., Vercambre, G., Drouet, J. L., Lecompte, F., Collet, C., &amp; Le Bot, J. (2004). Root Typ: a generic model to depict and analyse the root system architecture. <text:span text:style-name="T2">Plant and Soil</text:span>, <text:span text:style-name="T2">258</text:span>(1), 103-119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e" svg:font-family="Calibr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Leitner</meta:initial-creator>
    <meta:creation-date>2016-06-09T10:17:51.517477420</meta:creation-date>
    <dc:date>2016-06-10T10:19:19.238648440</dc:date>
    <dc:creator>Daniel Leitner</dc:creator>
    <meta:editing-duration>PT5M52S</meta:editing-duration>
    <meta:editing-cycles>3</meta:editing-cycles>
    <meta:generator>LibreOffice/4.3.3.2$Linux_X86_64 LibreOffice_project/430m0$Build-2</meta:generator>
    <meta:document-statistic meta:table-count="0" meta:image-count="0" meta:object-count="0" meta:page-count="1" meta:paragraph-count="5" meta:word-count="65" meta:character-count="400" meta:non-whitespace-character-count="338"/>
  </office:meta>
</office:document-meta>
</file>